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E0000005EAB6862D59EF3F3E6.png" manifest:media-type="image/png"/>
  <manifest:file-entry manifest:full-path="Pictures/100000000000000800000008B2AA4E6A4F6D2D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ashed" svg:stroke-width="0.053cm" svg:stroke-color="#21409a" draw:marker-start="Dimension_20_Lines" draw:marker-start-width="0.28cm" draw:marker-end-width="0.28cm" draw:fill="none" draw:textarea-vertical-align="middle" fo:padding-top="0.152cm" fo:padding-bottom="0.152cm" fo:padding-left="0.277cm" fo:padding-right="0.277cm"/>
    </style:style>
    <style:style style:name="gr2" style:family="graphic" style:parent-style-name="objectwithoutfill">
      <style:graphic-properties draw:stroke="dash" draw:stroke-dash="Fine_20_Dashed" svg:stroke-width="0.053cm" svg:stroke-color="#21409a" draw:marker-start-width="0.28cm" draw:marker-end-width="0.28cm" draw:fill="none" draw:textarea-vertical-align="middle" fo:padding-top="0.152cm" fo:padding-bottom="0.152cm" fo:padding-left="0.277cm" fo:padding-right="0.277cm"/>
    </style:style>
    <style:style style:name="gr3" style:family="graphic" style:parent-style-name="standard">
      <style:graphic-properties draw:stroke="dash" draw:stroke-dash="Fine_20_Dashed" svg:stroke-width="0.053cm" svg:stroke-color="#21409a" draw:marker-start="" draw:marker-start-width="0.38cm" draw:marker-end-width="0.28cm" draw:textarea-vertical-align="middle" fo:padding-top="0.152cm" fo:padding-bottom="0.152cm" fo:padding-left="0.277cm" fo:padding-right="0.277cm"/>
    </style:style>
    <style:style style:name="gr4" style:family="graphic" style:parent-style-name="standard">
      <style:graphic-properties svg:stroke-color="#ffffff" svg:stroke-opacity="0%" draw:fill="none" draw:opacity="100%" draw:opacity-name="Transparency_20_2" draw:textarea-horizontal-align="justify" draw:textarea-vertical-align="middle" draw:auto-grow-height="false" fo:min-height="1.185cm" fo:min-width="1.479cm"/>
    </style:style>
    <style:style style:name="gr5" style:family="graphic" style:parent-style-name="standard">
      <style:graphic-properties svg:stroke-color="#ffffff" svg:stroke-opacity="0%" draw:fill="none" draw:opacity="100%" draw:opacity-name="Transparency_20_2" draw:textarea-horizontal-align="justify" draw:textarea-vertical-align="middle" draw:auto-grow-height="false" fo:min-height="1.014cm" fo:min-width="1.479cm"/>
    </style:style>
    <style:style style:name="gr6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4.629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  <style:text-properties fo:font-size="8pt" style:font-size-asian="8pt" style:font-size-complex="8pt"/>
    </style:style>
    <style:style style:name="P2" style:family="paragraph">
      <loext:graphic-properties draw:fill-color="#ffffff"/>
      <style:paragraph-properties fo:text-align="start"/>
      <style:text-properties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3715a" fo:font-weight="bold" style:font-weight-asian="bold" style:font-weight-complex="bold"/>
    </style:style>
    <style:style style:name="P6" style:family="paragraph">
      <loext:graphic-properties draw:fill="none" draw:opacity="100%" draw:opacity-name="Transparency_20_2"/>
      <style:paragraph-properties fo:text-align="center"/>
      <style:text-properties fo:color="#f3715a" fo:font-weight="bold" style:font-weight-asian="bold" style:font-weight-complex="bold"/>
    </style:style>
    <style:style style:name="P7" style:family="paragraph">
      <loext:graphic-properties draw:fill-color="#ffffff"/>
    </style:style>
    <style:style style:name="T1" style:family="text">
      <style:text-properties fo:color="#ce181e"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4" style:family="text">
      <style:text-properties fo:color="#21409a" fo:font-size="8pt" fo:font-weight="bold" style:font-size-asian="8pt" style:font-weight-asian="bold" style:font-size-complex="8pt" style:font-weight-complex="bold"/>
    </style:style>
    <style:style style:name="T5" style:family="text">
      <style:text-properties fo:color="#f3715a"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color="#f3715a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5.966cm" svg:height="14.629cm" svg:x="1.4cm" svg:y="0.937cm" presentation:class="subtitle" presentation:user-transformed="true">
          <draw:text-box>
            <text:p text:style-name="P1"><text:span text:style-name="T1">00000000400010c0 &lt;fac_main&gt;:</text:span></text:p>
            <text:p text:style-name="P1"><text:span text:style-name="T2"><text:s text:c="4"/>…</text:span></text:p>
            <text:p text:style-name="P1"><text:span text:style-name="T2"><text:s text:c="4"/></text:span><text:span text:style-name="T2">Initialization code</text:span></text:p>
            <text:p text:style-name="P1"><text:span text:style-name="T2"><text:s text:c="4"/></text:span><text:span text:style-name="T2">...</text:span></text:p>
            <text:p text:style-name="P1"><text:span text:style-name="T3">1</text:span><text:span text:style-name="T4"> <text:s/>li</text:span><text:span text:style-name="T2"><text:tab/></text:span><text:span text:style-name="T2"> a3,0 </text:span></text:p>
            <text:p text:style-name="P1"><text:span text:style-name="T3">2</text:span><text:span text:style-name="T4"> <text:s/>addw</text:span><text:span text:style-name="T2"><text:tab/></text:span><text:span text:style-name="T2"> a6,a6,a4</text:span></text:p>
            <text:p text:style-name="P1"><text:span text:style-name="T3">3</text:span><text:span text:style-name="T4"> <text:s/>blt</text:span><text:span text:style-name="T2"><text:tab/></text:span><text:span text:style-name="T2"> a5,a2,40001150 &lt;fac_main+0x90&gt;</text:span></text:p>
            <text:p text:style-name="P1"><text:span text:style-name="T4">---------------------------------------------------------------</text:span></text:p>
            <text:p text:style-name="P1"><text:span text:style-name="T3">4</text:span><text:span text:style-name="T4"> <text:s/>mv</text:span><text:span text:style-name="T2"><text:tab/></text:span><text:span text:style-name="T2"> a5,a2</text:span></text:p>
            <text:p text:style-name="P1"><text:span text:style-name="T3">5</text:span><text:span text:style-name="T4"> <text:s/>li</text:span><text:span text:style-name="T2"><text:tab/></text:span><text:span text:style-name="T2"> a4,1 </text:span></text:p>
            <text:p text:style-name="P1"><text:span text:style-name="T4">---------------------------------------------------------------</text:span></text:p>
            <text:p text:style-name="P1"><text:span text:style-name="T3">6</text:span><text:span text:style-name="T4"> <text:s/>mv</text:span><text:span text:style-name="T2"><text:tab/></text:span><text:span text:style-name="T2"> a3,a5</text:span></text:p>
            <text:p text:style-name="P1"><text:span text:style-name="T3">7</text:span><text:span text:style-name="T4"> <text:s/>addiw</text:span><text:span text:style-name="T2"><text:tab/></text:span><text:span text:style-name="T2"> a5,a5,-1</text:span></text:p>
            <text:p text:style-name="P1"><text:span text:style-name="T3">8</text:span><text:span text:style-name="T4"> <text:s/>mulw</text:span><text:span text:style-name="T2"><text:tab/></text:span><text:span text:style-name="T2"> </text:span><text:span text:style-name="T5">a4,a3,a4</text:span></text:p>
            <text:p text:style-name="P1"><text:span text:style-name="T3">9</text:span><text:span text:style-name="T4"> <text:s/>bnez</text:span><text:span text:style-name="T2"><text:tab/></text:span><text:span text:style-name="T2"> a5,4000111c &lt;fac_main+0x5c&gt; </text:span></text:p>
            <text:p text:style-name="P1"><text:span text:style-name="T4">---------------------------------------------------------------</text:span><text:span text:style-name="T2"> </text:span></text:p>
            <text:p text:style-name="P1"><text:span text:style-name="T3">10</text:span><text:span text:style-name="T4"> lw</text:span><text:span text:style-name="T2"><text:tab/></text:span><text:span text:style-name="T2"> a5,0(a7)</text:span></text:p>
            <text:p text:style-name="P1"><text:span text:style-name="T3">11</text:span><text:span text:style-name="T4"> addiw</text:span><text:span text:style-name="T2"><text:tab/></text:span><text:span text:style-name="T2"> a1,a1,2</text:span></text:p>
            <text:p text:style-name="P1"><text:span text:style-name="T3">12</text:span><text:span text:style-name="T4"> addw</text:span><text:span text:style-name="T2"><text:tab/></text:span><text:span text:style-name="T2"> a1,a1,a0</text:span></text:p>
            <text:p text:style-name="P1"><text:span text:style-name="T3">13</text:span><text:span text:style-name="T4"> mv</text:span><text:span text:style-name="T2"><text:tab/></text:span><text:span text:style-name="T2"> a0,a2</text:span></text:p>
            <text:p text:style-name="P1"><text:span text:style-name="T3">14</text:span><text:span text:style-name="T4"> addiw</text:span><text:span text:style-name="T2"><text:tab/></text:span><text:span text:style-name="T2"> a2,a0,1</text:span></text:p>
            <text:p text:style-name="P1"><text:span text:style-name="T3">15</text:span><text:span text:style-name="T4"> sext.w</text:span><text:span text:style-name="T2"><text:tab/></text:span><text:span text:style-name="T2"> a5,a5</text:span></text:p>
            <text:p text:style-name="P1"><text:span text:style-name="T3">16</text:span><text:span text:style-name="T4"> li</text:span><text:span text:style-name="T2"><text:tab/></text:span><text:span text:style-name="T2"> a3,1 </text:span></text:p>
            <text:p text:style-name="P1"><text:span text:style-name="T3">17</text:span><text:span text:style-name="T4"> addw</text:span><text:span text:style-name="T2"><text:tab/></text:span><text:span text:style-name="T2"> </text:span><text:span text:style-name="T5">a6,a6,a4</text:span></text:p>
            <text:p text:style-name="P1"><text:span text:style-name="T3">18</text:span><text:span text:style-name="T4"> bge</text:span><text:span text:style-name="T2"><text:tab/></text:span><text:span text:style-name="T2"> a5,a2,40001114 &lt;fac_main+0x54&gt;</text:span></text:p>
            <text:p text:style-name="P1"><text:span text:style-name="T4">---------------------------------------------------------------</text:span></text:p>
            <text:p text:style-name="P1"><text:span text:style-name="T3">19</text:span><text:span text:style-name="T4"> sw</text:span><text:span text:style-name="T2"><text:tab/></text:span><text:span text:style-name="T2"> a6,0(t3)</text:span></text:p>
            <text:p text:style-name="P1"><text:span text:style-name="T3">20</text:span><text:span text:style-name="T4"> beqz</text:span><text:span text:style-name="T2"><text:tab/></text:span><text:span text:style-name="T2"> a3,40001160 &lt;fac_main+0xa0&gt;</text:span></text:p>
            <text:p text:style-name="P1"><text:span text:style-name="T3">21</text:span><text:span text:style-name="T4"> sw</text:span><text:span text:style-name="T2"><text:tab/></text:span><text:span text:style-name="T2"> a1,0(t1)</text:span></text:p>
            <text:p text:style-name="P1"><text:span text:style-name="T3">22</text:span><text:span text:style-name="T4"> ret</text:span></text:p>
            <text:p text:style-name="P1"><text:span text:style-name="T3">23</text:span><text:span text:style-name="T4"> ret</text:span></text:p>
            <text:p text:style-name="P1"><text:span text:style-name="T3">24</text:span><text:span text:style-name="T4"> ret</text:span></text:p>
            <text:p text:style-name="P1"><text:span text:style-name="T6"/></text:p>
            <text:p text:style-name="P1"/>
            <text:p text:style-name="P1"><text:span text:style-name="T6"/></text:p>
          </draw:text-box>
        </draw:frame>
        <draw:line draw:style-name="gr1" draw:text-style-name="P3" draw:layer="layout" svg:x1="7.347cm" svg:y1="7.366cm" svg:x2="7.874cm" svg:y2="7.366cm">
          <text:p/>
        </draw:line>
        <draw:line draw:style-name="gr2" draw:text-style-name="P3" draw:layer="layout" svg:x1="7.893cm" svg:y1="7.366cm" svg:x2="7.893cm" svg:y2="6.225cm">
          <text:p/>
        </draw:line>
        <draw:line draw:style-name="gr3" draw:text-style-name="P4" draw:layer="layout" svg:x1="7.274cm" svg:y1="6.225cm" svg:x2="7.82cm" svg:y2="6.225cm">
          <text:p/>
        </draw:line>
        <draw:line draw:style-name="gr1" draw:text-style-name="P3" draw:layer="layout" svg:x1="7.366cm" svg:y1="10.414cm" svg:x2="8.89cm" svg:y2="10.414cm">
          <text:p/>
        </draw:line>
        <draw:line draw:style-name="gr2" draw:text-style-name="P3" draw:layer="layout" svg:x1="8.89cm" svg:y1="10.414cm" svg:x2="8.89cm" svg:y2="5.372cm">
          <text:p/>
        </draw:line>
        <draw:line draw:style-name="gr3" draw:text-style-name="P4" draw:layer="layout" svg:x1="7.293cm" svg:y1="5.372cm" svg:x2="8.817cm" svg:y2="5.372cm">
          <text:p/>
        </draw:line>
        <draw:custom-shape draw:style-name="gr4" draw:text-style-name="P6" draw:layer="layout" svg:width="2.799cm" svg:height="2.027cm" draw:transform="rotate (-1.56643300366491) translate (9.226cm 5.588cm)">
          <text:p text:style-name="P5"><text:span text:style-name="T7">Inner </text:span><text:span text:style-name="T7">lo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799cm" svg:height="1.786cm" draw:transform="rotate (-1.56643300366491) translate (10.168cm 6.35cm)">
          <text:p text:style-name="P5"><text:span text:style-name="T7">Outer lo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fill-image draw:name="_35__20_Percent" draw:display-name="5 Percent" xlink:href="Pictures/100000000000000800000008B2AA4E6A4F6D2D73.png" xlink:type="simple" xlink:show="embed" xlink:actuate="onLoad"/>
    <draw:fill-image draw:name="Sky" xlink:href="Pictures/100000000000005E0000005EAB6862D59EF3F3E6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2" draw:display-name="Transparency 2" draw:style="axial" draw:start="100%" draw:end="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01T22:50:47.244876658</meta:creation-date>
    <dc:date>2021-12-02T00:49:31.003279326</dc:date>
    <meta:editing-duration>PT37M51S</meta:editing-duration>
    <meta:editing-cycles>7</meta:editing-cycles>
    <meta:generator>LibreOffice/6.0.7.3$Linux_X86_64 LibreOffice_project/00m0$Build-3</meta:generator>
    <meta:document-statistic meta:object-count="34"/>
  </office:meta>
</office:document-meta>
</file>